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e8f2a1" draw:textarea-horizontal-align="justify" draw:textarea-vertical-align="middle" draw:auto-grow-height="false" fo:min-height="2.891cm" fo:min-width="2.006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e8f2a1" draw:textarea-horizontal-align="justify" draw:textarea-vertical-align="middle" draw:auto-grow-height="false" fo:min-height="3.02cm" fo:min-width="2.006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000000" draw:marker-start-width="0.252cm" draw:marker-end-width="0.252cm" draw:fill="solid" draw:fill-color="#e8f2a1" draw:textarea-horizontal-align="justify" draw:textarea-vertical-align="middle" draw:auto-grow-height="false" fo:min-height="3.843cm" fo:min-width="2.641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1.303cm" fo:min-width="2.541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017cm" fo:padding-bottom="0.398cm" fo:padding-left="0.267cm" fo:padding-right="0.267cm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017cm" fo:padding-bottom="0.398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017cm" fo:padding-bottom="0.398cm" fo:padding-left="0.267cm" fo:padding-right="0.267cm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017cm" fo:padding-bottom="0.398cm" fo:padding-left="0.267cm" fo:padding-right="0.267cm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ffa6a6" draw:textarea-horizontal-align="justify" draw:textarea-vertical-align="middle" draw:auto-grow-height="false" fo:min-height="1.203cm" fo:min-width="3.276cm" fo:padding-top="0.142cm" fo:padding-bottom="0.142cm" fo:padding-left="0.267cm" fo:padding-right="0.267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="" draw:marker-start-width="0.252cm" draw:marker-end="" draw:marker-end-width="0.352cm" draw:fill="none" draw:textarea-vertical-align="middle" fo:padding-top="0.017cm" fo:padding-bottom="0.398cm" fo:padding-left="0.267cm" fo:padding-right="0.267cm" loext:decorative="false"/>
    </style:style>
    <style:style style:name="gr11" style:family="graphic" style:parent-style-name="standard">
      <style:graphic-properties svg:stroke-width="0.035cm" svg:stroke-color="#000000" draw:marker-start="Arrowheads_20_9" draw:marker-start-width="0.352cm" draw:marker-end-width="0.252cm" draw:textarea-vertical-align="middle" fo:padding-top="0.017cm" fo:padding-bottom="0.398cm" fo:padding-left="0.267cm" fo:padding-right="0.267cm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e8f2a1" draw:textarea-horizontal-align="justify" draw:textarea-vertical-align="middle" draw:auto-grow-height="false" fo:min-height="1.621cm" fo:min-width="2.323cm" fo:padding-top="0.142cm" fo:padding-bottom="0.142cm" fo:padding-left="0.267cm" fo:padding-right="0.267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a6a6" draw:textarea-vertical-align="middle" draw:auto-grow-height="false" fo:min-height="0cm" fo:min-width="0.645cm" fo:padding-top="0.017cm" fo:padding-bottom="0.398cm" fo:padding-left="0.267cm" fo:padding-right="0.267cm" loext:decorative="false"/>
    </style:style>
    <style:style style:name="gr14" style:family="graphic" style:parent-style-name="standard">
      <style:graphic-properties draw:stroke="none" draw:fill="none" draw:textarea-horizontal-align="center" fo:min-height="0.874cm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a6a6" draw:textarea-vertical-align="middle" draw:auto-grow-height="false" fo:min-height="0cm" fo:min-width="1.245cm" fo:padding-top="0.017cm" fo:padding-bottom="0.398cm" fo:padding-left="0.267cm" fo:padding-right="0.267cm" loext:decorative="false"/>
    </style:style>
    <style:style style:name="gr16" style:family="graphic" style:parent-style-name="standard">
      <style:graphic-properties draw:stroke="none" draw:fill="none" fo:min-height="0.875cm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b4c7dc" draw:textarea-vertical-align="middle" draw:auto-grow-height="false" fo:min-height="0cm" fo:min-width="1.245cm" fo:padding-top="0.017cm" fo:padding-bottom="0.398cm" fo:padding-left="0.267cm" fo:padding-right="0.267cm" loext:decorative="false"/>
    </style:style>
    <style:style style:name="gr18" style:family="graphic" style:parent-style-name="standard">
      <style:graphic-properties draw:stroke="none" draw:fill="none" draw:textarea-horizontal-align="center" fo:min-height="0.875cm" loext:decorative="false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b4c7dc" draw:textarea-vertical-align="middle" draw:auto-grow-height="false" fo:min-height="0cm" fo:min-width="0.178cm" fo:padding-top="0.017cm" fo:padding-bottom="0.398cm" fo:padding-left="0.267cm" fo:padding-right="0.267cm" loext:decorative="false"/>
    </style:style>
    <style:style style:name="gr20" style:family="graphic" style:parent-style-name="standard">
      <style:graphic-properties draw:stroke="none" draw:fill="none" draw:textarea-horizontal-align="center" fo:min-height="1.265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center" fo:min-height="1.107cm" loext:decorative="false"/>
      <style:paragraph-properties style:writing-mode="lr-tb"/>
    </style:style>
    <style:style style:name="gr22" style:family="graphic" style:parent-style-name="standard" style:list-style-name="L1">
      <style:graphic-properties svg:stroke-width="0.035cm" svg:stroke-color="#000000" draw:marker-start-width="0.252cm" draw:marker-end-width="0.252cm" draw:fill="solid" draw:fill-color="#e8f2a1" draw:textarea-horizontal-align="justify" draw:textarea-vertical-align="middle" draw:auto-grow-height="false" fo:min-height="4.161cm" fo:min-width="2.641cm" fo:padding-top="0.142cm" fo:padding-bottom="0.142cm" fo:padding-left="0.267cm" fo:padding-right="0.267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1.303cm" fo:min-width="3.458cm" fo:padding-top="0.142cm" fo:padding-bottom="0.142cm" fo:padding-left="0.267cm" fo:padding-right="0.267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center" fo:min-height="0.472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solid" draw:fill-color="#e8f2a1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4" style:family="paragraph">
      <loext:graphic-properties draw:fill="solid" draw:fill-color="#e8f2a1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b4c7dc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solid" draw:fill-color="#ffa6a6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solid" draw:fill-color="#ffa6a6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b4c7dc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style:font-name="Liberation Mono" fo:font-size="8pt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3.175cm" svg:x="3.858cm" svg:y="1.517cm">
          <text:p text:style-name="P1"><text:span text:style-name="T1">Main 2D </text:span><text:span text:style-name="T1">Graphics </text:span><text:span text:style-name="T1">Eng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3.304cm" svg:x="3.858cm" svg:y="4.693cm">
          <text:p text:style-name="P1"><text:span text:style-name="T1">3D Graphics </text:span><text:span text:style-name="T1">Engin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4.127cm" svg:x="12.43cm" svg:y="1.2cm">
          <text:p text:style-name="P3"><text:span text:style-name="T2">Combine </text:span><text:span text:style-name="T2">Layer</text:span><text:span text:style-name="T1">s</text:span></text:p>
          <text:p text:style-name="P3"><text:span text:style-name="T3"/></text:p>
          <text:p text:style-name="P3"><text:span text:style-name="T4">DISPCNT, </text:span><text:span text:style-name="T4">BGxCNT</text:span></text:p>
          <text:p text:style-name="P3"><text:span text:style-name="T1"/></text:p>
          <text:p text:style-name="P3"><text:span text:style-name="T1">+</text:span></text:p>
          <text:p text:style-name="P3"><text:span text:style-name="T1"/></text:p>
          <text:p text:style-name="P3"><text:span text:style-name="T2">Special </text:span><text:span text:style-name="T2">Effect</text:span><text:span text:style-name="T1">s</text:span></text:p>
          <text:p text:style-name="P3"><text:span text:style-name="T3"/></text:p>
          <text:p text:style-name="P3"><text:span text:style-name="T4">BLDCNT, </text:span><text:span text:style-name="T4">BLDY, </text:span><text:span text:style-name="T4">BLDALPH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75cm" svg:height="1.587cm" svg:x="17.68cm" svg:y="9.607cm">
          <text:p text:style-name="P1"><text:span text:style-name="T1">Brightnes</text:span><text:span text:style-name="T1">s</text:span></text:p>
          <text:p text:style-name="P1"><text:span text:style-name="T3"/></text:p>
          <text:p text:style-name="P1"><text:span text:style-name="T5">MASTER_</text:span><text:span text:style-name="T5">BRIGHT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6.397cm" svg:y1="1.835cm" svg:x2="12.43cm" svg:y2="1.835cm">
          <text:p text:style-name="P6"><text:span text:style-name="T1">OBJ</text:span></text:p>
        </draw:line>
        <draw:line draw:style-name="gr5" draw:text-style-name="P7" draw:layer="layout" svg:x1="6.398cm" svg:y1="2.47cm" svg:x2="12.43cm" svg:y2="2.47cm">
          <text:p text:style-name="P6"><text:span text:style-name="T1">BG3</text:span></text:p>
        </draw:line>
        <draw:line draw:style-name="gr5" draw:text-style-name="P7" draw:layer="layout" svg:x1="6.397cm" svg:y1="3.105cm" svg:x2="12.43cm" svg:y2="3.105cm">
          <text:p text:style-name="P6"><text:span text:style-name="T1">BG2</text:span></text:p>
        </draw:line>
        <draw:line draw:style-name="gr5" draw:text-style-name="P7" draw:layer="layout" svg:x1="6.398cm" svg:y1="3.74cm" svg:x2="12.43cm" svg:y2="3.74cm">
          <text:p text:style-name="P6"><text:span text:style-name="T1">BG1</text:span></text:p>
        </draw:line>
        <draw:line draw:style-name="gr5" draw:text-style-name="P7" draw:layer="layout" svg:x1="6.397cm" svg:y1="4.375cm" svg:x2="10.525cm" svg:y2="4.375cm">
          <text:p text:style-name="P6"><text:span text:style-name="T1">BG0 <text:s/></text:span></text:p>
        </draw:line>
        <draw:line draw:style-name="gr6" draw:text-style-name="P7" draw:layer="layout" svg:x1="11.277cm" svg:y1="4.692cm" svg:x2="12.43cm" svg:y2="4.692cm">
          <text:p/>
        </draw:line>
        <draw:line draw:style-name="gr7" draw:text-style-name="P7" draw:layer="layout" svg:x1="6.398cm" svg:y1="6.962cm" svg:x2="13.002cm" svg:y2="6.962cm">
          <text:p text:style-name="P6"><text:span text:style-name="T1">3D </text:span><text:span text:style-name="T1">Output</text:span></text:p>
        </draw:line>
        <draw:line draw:style-name="gr5" draw:text-style-name="P7" draw:layer="layout" svg:x1="1.635cm" svg:y1="2.787cm" svg:x2="3.858cm" svg:y2="2.787cm">
          <text:p text:style-name="P6"><text:span text:style-name="T1">VRAM A <text:s/></text:span></text:p>
        </draw:line>
        <draw:line draw:style-name="gr5" draw:text-style-name="P7" draw:layer="layout" svg:x1="1.635cm" svg:y1="4.057cm" svg:x2="3.858cm" svg:y2="4.057cm">
          <text:p text:style-name="P6"><text:span text:style-name="T1">VRAM C <text:s/></text:span></text:p>
        </draw:line>
        <draw:line draw:style-name="gr5" draw:text-style-name="P7" draw:layer="layout" svg:x1="1.635cm" svg:y1="4.692cm" svg:x2="3.858cm" svg:y2="4.692cm">
          <text:p text:style-name="P6"><text:span text:style-name="T1">VRAM D </text:span><text:span text:style-name="T1"><text:s/></text:span></text:p>
        </draw:line>
        <draw:line draw:style-name="gr5" draw:text-style-name="P7" draw:layer="layout" svg:x1="1.635cm" svg:y1="3.422cm" svg:x2="3.858cm" svg:y2="3.422cm">
          <text:p text:style-name="P6"><text:span text:style-name="T1">VRAM B </text:span></text:p>
        </draw:line>
        <draw:line draw:style-name="gr5" draw:text-style-name="P7" draw:layer="layout" svg:x1="1.635cm" svg:y1="5.327cm" svg:x2="3.858cm" svg:y2="5.327cm">
          <text:p text:style-name="P6"><text:span text:style-name="T1">VRAM E <text:s/></text:span></text:p>
        </draw:line>
        <draw:line draw:style-name="gr5" draw:text-style-name="P7" draw:layer="layout" svg:x1="1.635cm" svg:y1="5.962cm" svg:x2="3.858cm" svg:y2="5.962cm">
          <text:p text:style-name="P6"><text:span text:style-name="T1">VRAM F <text:s/></text:span></text:p>
        </draw:line>
        <draw:line draw:style-name="gr5" draw:text-style-name="P7" draw:layer="layout" svg:x1="1.635cm" svg:y1="6.597cm" svg:x2="3.858cm" svg:y2="6.597cm">
          <text:p text:style-name="P6"><text:span text:style-name="T1">VRAM G <text:s/></text:span></text:p>
        </draw:line>
        <draw:line draw:style-name="gr7" draw:text-style-name="P7" draw:layer="layout" svg:x1="8.302cm" svg:y1="6.966cm" svg:x2="8.302cm" svg:y2="5.01cm">
          <text:p text:style-name="P6"><text:span text:style-name="T1"><text:s/></text:span></text:p>
        </draw:line>
        <draw:line draw:style-name="gr8" draw:text-style-name="P7" draw:layer="layout" svg:x1="14.084cm" svg:y1="6.397cm" svg:x2="14.846cm" svg:y2="6.397cm">
          <text:p/>
        </draw:line>
        <draw:line draw:style-name="gr5" draw:text-style-name="P7" draw:layer="layout" svg:x1="14.092cm" svg:y1="5.335cm" svg:x2="14.092cm" svg:y2="8.053cm">
          <text:p text:style-name="P6"><text:span text:style-name="T1"><text:s/></text:span></text:p>
        </draw:line>
        <draw:line draw:style-name="gr5" draw:text-style-name="P7" draw:layer="layout" svg:x1="13.005cm" svg:y1="6.966cm" svg:x2="13.005cm" svg:y2="8.058cm">
          <text:p text:style-name="P6"><text:span text:style-name="T1"><text:s/></text:span></text:p>
        </draw:line>
        <draw:custom-shape draw:style-name="gr9" draw:text-style-name="P8" draw:layer="layout" svg:width="3.81cm" svg:height="1.487cm" svg:x="8.477cm" svg:y="10.39cm">
          <text:p text:style-name="P1"><text:span text:style-name="T1">B</text:span><text:span text:style-name="T1">l</text:span><text:span text:style-name="T1">e</text:span><text:span text:style-name="T1">n</text:span><text:span text:style-name="T1">d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s</text:span></text:p>
          <text:p text:style-name="P1"><text:span text:style-name="T3"/></text:p>
          <text:p text:style-name="P3"><text:span text:style-name="T6">D</text:span><text:span text:style-name="T6">I</text:span><text:span text:style-name="T6">S</text:span><text:span text:style-name="T6">P</text:span><text:span text:style-name="T6">C</text:span><text:span text:style-name="T6">A</text:span><text:span text:style-name="T6">P</text:span><text:span text:style-name="T6">C</text:span><text:span text:style-name="T6">N</text:span><text:span text:style-name="T6">T</text:span><text:span text:style-name="T6">.</text:span><text:span text:style-name="T6">0</text:span><text:span text:style-name="T6">-</text:span><text:span text:style-name="T6">4</text:span><text:span text:style-name="T6">,</text:span><text:span text:style-name="T4">8</text:span><text:span text:style-name="T4">-</text:span><text:span text:style-name="T4">1</text:span><text:span text:style-name="T4">2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3.557cm" svg:y1="9.637cm" svg:x2="7.842cm" svg:y2="9.637cm">
          <text:p/>
        </draw:line>
        <draw:line draw:style-name="gr6" draw:text-style-name="P7" draw:layer="layout" svg:x1="13.573cm" svg:y1="10.807cm" svg:x2="12.303cm" svg:y2="10.807cm">
          <text:p/>
        </draw:line>
        <draw:line draw:style-name="gr11" draw:text-style-name="P1" draw:layer="layout" svg:x1="1.634cm" svg:y1="10.172cm" svg:x2="3.857cm" svg:y2="10.172cm">
          <text:p text:style-name="P6"><text:span text:style-name="T1">VRAM A</text:span></text:p>
        </draw:line>
        <draw:line draw:style-name="gr11" draw:text-style-name="P1" draw:layer="layout" svg:x1="1.634cm" svg:y1="10.807cm" svg:x2="3.857cm" svg:y2="10.807cm">
          <text:p text:style-name="P6"><text:span text:style-name="T1">V</text:span><text:span text:style-name="T1">R</text:span><text:span text:style-name="T1">A</text:span><text:span text:style-name="T1">M</text:span><text:span text:style-name="T1"> </text:span><text:span text:style-name="T1">B</text:span></text:p>
        </draw:line>
        <draw:line draw:style-name="gr11" draw:text-style-name="P1" draw:layer="layout" svg:x1="1.634cm" svg:y1="11.442cm" svg:x2="3.857cm" svg:y2="11.442cm">
          <text:p text:style-name="P6"><text:span text:style-name="T1">V</text:span><text:span text:style-name="T1">R</text:span><text:span text:style-name="T1">A</text:span><text:span text:style-name="T1">M</text:span><text:span text:style-name="T1"> </text:span><text:span text:style-name="T1">C</text:span></text:p>
        </draw:line>
        <draw:line draw:style-name="gr11" draw:text-style-name="P1" draw:layer="layout" svg:x1="1.634cm" svg:y1="12.077cm" svg:x2="3.857cm" svg:y2="12.077cm">
          <text:p text:style-name="P6"><text:span text:style-name="T1">VRAM D</text:span></text:p>
        </draw:line>
        <draw:line draw:style-name="gr6" draw:text-style-name="P7" draw:layer="layout" svg:x1="13.573cm" svg:y1="11.442cm" svg:x2="12.303cm" svg:y2="11.442cm">
          <text:p/>
        </draw:line>
        <draw:line draw:style-name="gr7" draw:text-style-name="P7" draw:layer="layout" svg:x1="13.557cm" svg:y1="8.802cm" svg:x2="13.557cm" svg:y2="10.809cm">
          <text:p text:style-name="P6"><text:span text:style-name="T1"><text:s/></text:span></text:p>
        </draw:line>
        <draw:line draw:style-name="gr6" draw:text-style-name="P7" draw:layer="layout" svg:x1="8.46cm" svg:y1="11.125cm" svg:x2="6.428cm" svg:y2="11.125cm">
          <text:p/>
        </draw:line>
        <draw:line draw:style-name="gr8" draw:text-style-name="P7" draw:layer="layout" svg:x1="13.557cm" svg:y1="12.612cm" svg:x2="7.842cm" svg:y2="12.612cm">
          <text:p/>
        </draw:line>
        <draw:line draw:style-name="gr7" draw:text-style-name="P7" draw:layer="layout" svg:x1="13.557cm" svg:y1="11.455cm" svg:x2="13.557cm" svg:y2="13.182cm">
          <text:p text:style-name="P6"><text:span text:style-name="T1"><text:s/></text:span></text:p>
        </draw:line>
        <draw:line draw:style-name="gr5" draw:text-style-name="P7" draw:layer="layout" svg:x1="1.584cm" svg:y1="13.9cm" svg:x2="3.807cm" svg:y2="13.9cm">
          <text:p text:style-name="P6"><text:span text:style-name="T1">V</text:span><text:span text:style-name="T1">R</text:span><text:span text:style-name="T1">A</text:span><text:span text:style-name="T1">M</text:span><text:span text:style-name="T1"> </text:span><text:span text:style-name="T1">A</text:span><text:span text:style-name="T1"> </text:span><text:span text:style-name="T1"><text:s/></text:span></text:p>
        </draw:line>
        <draw:line draw:style-name="gr5" draw:text-style-name="P7" draw:layer="layout" svg:x1="1.584cm" svg:y1="15.17cm" svg:x2="3.807cm" svg:y2="15.17cm">
          <text:p text:style-name="P6"><text:span text:style-name="T1">V</text:span><text:span text:style-name="T1">R</text:span><text:span text:style-name="T1">A</text:span><text:span text:style-name="T1">M</text:span><text:span text:style-name="T1"> </text:span><text:span text:style-name="T1">C</text:span><text:span text:style-name="T1"> <text:s/></text:span></text:p>
        </draw:line>
        <draw:line draw:style-name="gr5" draw:text-style-name="P7" draw:layer="layout" svg:x1="1.584cm" svg:y1="15.805cm" svg:x2="3.807cm" svg:y2="15.805cm">
          <text:p text:style-name="P6"><text:span text:style-name="T1">V</text:span><text:span text:style-name="T1">R</text:span><text:span text:style-name="T1">A</text:span><text:span text:style-name="T1">M</text:span><text:span text:style-name="T1"> </text:span><text:span text:style-name="T1">D</text:span><text:span text:style-name="T1"> </text:span><text:span text:style-name="T1"><text:s/></text:span></text:p>
        </draw:line>
        <draw:line draw:style-name="gr5" draw:text-style-name="P7" draw:layer="layout" svg:x1="1.584cm" svg:y1="14.535cm" svg:x2="3.807cm" svg:y2="14.535cm">
          <text:p text:style-name="P6"><text:span text:style-name="T1">V</text:span><text:span text:style-name="T1">R</text:span><text:span text:style-name="T1">A</text:span><text:span text:style-name="T1">M</text:span><text:span text:style-name="T1"> </text:span><text:span text:style-name="T1">B</text:span><text:span text:style-name="T1"> </text:span></text:p>
        </draw:line>
        <draw:line draw:style-name="gr8" draw:text-style-name="P7" draw:layer="layout" svg:x1="4.556cm" svg:y1="14.852cm" svg:x2="14.843cm" svg:y2="14.852cm">
          <text:p/>
        </draw:line>
        <draw:line draw:style-name="gr5" draw:text-style-name="P7" draw:layer="layout" svg:x1="13.022cm" svg:y1="14.852cm" svg:x2="13.022cm" svg:y2="13.9cm">
          <text:p text:style-name="P6"><text:span text:style-name="T1"><text:s/></text:span></text:p>
        </draw:line>
        <draw:custom-shape draw:style-name="gr12" draw:text-style-name="P2" draw:layer="layout" svg:width="2.857cm" svg:height="1.905cm" svg:x="8.637cm" svg:y="16.757cm">
          <text:p text:style-name="P1"><text:span text:style-name="T1">Direct </text:span><text:span text:style-name="T1">FIFO </text:span><text:span text:style-name="T1">Display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.584cm" svg:y1="17.71cm" svg:x2="8.62cm" svg:y2="17.71cm">
          <text:p text:style-name="P6"><text:span text:style-name="T1">M</text:span><text:span text:style-name="T1">a</text:span><text:span text:style-name="T1">i</text:span><text:span text:style-name="T1">n</text:span><text:span text:style-name="T1"> </text:span><text:span text:style-name="T1">R</text:span><text:span text:style-name="T1">A</text:span><text:span text:style-name="T1">M</text:span><text:span text:style-name="T1"> </text:span><text:span text:style-name="T1"><text:s/></text:span><text:span text:style-name="T1"><text:s/></text:span><text:span text:style-name="T1"><text:s/></text:span></text:p>
        </draw:line>
        <draw:line draw:style-name="gr8" draw:text-style-name="P7" draw:layer="layout" svg:x1="11.477cm" svg:y1="17.71cm" svg:x2="15.262cm" svg:y2="17.71cm">
          <text:p/>
        </draw:line>
        <draw:line draw:style-name="gr5" draw:text-style-name="P7" draw:layer="layout" svg:x1="14.092cm" svg:y1="17.71cm" svg:x2="14.092cm" svg:y2="13.9cm">
          <text:p text:style-name="P6"><text:span text:style-name="T1"><text:s/></text:span></text:p>
        </draw:line>
        <draw:line draw:style-name="gr6" draw:text-style-name="P7" draw:layer="layout" svg:x1="5.684cm" svg:y1="11.125cm" svg:x2="4.592cm" svg:y2="11.125cm">
          <text:p/>
        </draw:line>
        <draw:line draw:style-name="gr7" draw:text-style-name="P7" draw:layer="layout" svg:x1="7.842cm" svg:y1="9.637cm" svg:x2="7.842cm" svg:y2="10.475cm">
          <text:p text:style-name="P6"><text:span text:style-name="T1"><text:s/></text:span></text:p>
        </draw:line>
        <draw:line draw:style-name="gr6" draw:text-style-name="P7" draw:layer="layout" svg:x1="16.728cm" svg:y1="10.407cm" svg:x2="17.68cm" svg:y2="10.407cm">
          <text:p/>
        </draw:line>
        <draw:line draw:style-name="gr7" draw:text-style-name="P7" draw:layer="layout" svg:x1="14.827cm" svg:y1="14.852cm" svg:x2="14.827cm" svg:y2="10.407cm">
          <text:p text:style-name="P6"><text:span text:style-name="T1"><text:s/></text:span></text:p>
        </draw:line>
        <draw:line draw:style-name="gr7" draw:text-style-name="P7" draw:layer="layout" svg:x1="15.261cm" svg:y1="17.71cm" svg:x2="15.261cm" svg:y2="11.36cm">
          <text:p text:style-name="P6"><text:span text:style-name="T1"><text:s/></text:span></text:p>
        </draw:line>
        <draw:line draw:style-name="gr7" draw:text-style-name="P7" draw:layer="layout" svg:x1="14.84cm" svg:y1="6.397cm" svg:x2="14.84cm" svg:y2="9.455cm">
          <text:p text:style-name="P6"><text:span text:style-name="T1"><text:s/></text:span></text:p>
        </draw:line>
        <draw:custom-shape draw:style-name="gr13" draw:text-style-name="P9" draw:layer="layout" svg:width="2.105cm" svg:height="0.735cm" draw:transform="rotate (-1.5707963267949) translate (6.437cm 10.07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14" draw:text-style-name="P10" draw:layer="layout" svg:width="3.225cm" svg:height="1.255cm" svg:x="4.582cm" svg:y="12.195cm">
          <draw:text-box>
            <text:p text:style-name="P6"><text:span text:style-name="T1">Capture Mode</text:span></text:p>
            <text:p text:style-name="P6"><text:span text:style-name="T3"/></text:p>
            <text:p text:style-name="P6"><text:span text:style-name="T4">DISPCAPCNT.29-30</text:span></text:p>
          </draw:text-box>
        </draw:frame>
        <draw:custom-shape draw:style-name="gr15" draw:text-style-name="P9" draw:layer="layout" svg:width="3.175cm" svg:height="0.735cm" draw:transform="rotate (-1.5707963267949) translate (4.579cm 9.537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14" draw:text-style-name="P10" draw:layer="layout" svg:width="3.225cm" svg:height="1.255cm" svg:x="2.755cm" svg:y="8.6cm">
          <draw:text-box>
            <text:p text:style-name="P6"><text:span text:style-name="T2">Destination Bank</text:span></text:p>
            <text:p text:style-name="P6"><text:span text:style-name="T3"/></text:p>
            <text:p text:style-name="P6"><text:span text:style-name="T4">DISPCAPCNT.16-17</text:span></text:p>
          </draw:text-box>
        </draw:frame>
        <draw:frame draw:style-name="gr16" draw:text-style-name="P11" draw:layer="layout" svg:width="4.856cm" svg:height="1.256cm" svg:x="4.399cm" svg:y="15.17cm">
          <draw:text-box>
            <text:p><text:span text:style-name="T2">Direct VRAM Display Bank</text:span></text:p>
            <text:p><text:span text:style-name="T3"/></text:p>
            <text:p><text:span text:style-name="T4">DISPCNT.18-19</text:span></text:p>
          </draw:text-box>
        </draw:frame>
        <draw:custom-shape draw:style-name="gr17" draw:text-style-name="P12" draw:layer="layout" svg:width="3.175cm" svg:height="0.735cm" draw:transform="rotate (-1.5707963267949) translate (4.529cm 13.265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18" draw:text-style-name="P10" draw:layer="layout" svg:width="2.944cm" svg:height="1.256cm" svg:x="9.072cm" svg:y="5.341cm">
          <draw:text-box>
            <text:p text:style-name="P6"><text:span text:style-name="T1">Use 3D output?</text:span></text:p>
            <text:p text:style-name="P6"><text:span text:style-name="T3"/></text:p>
            <text:p text:style-name="P6"><text:span text:style-name="T4">DISPCNT.3</text:span></text:p>
          </draw:text-box>
        </draw:frame>
        <draw:custom-shape draw:style-name="gr19" draw:text-style-name="P12" draw:layer="layout" svg:width="1.27cm" svg:height="0.735cm" draw:transform="rotate (-1.5707963267949) translate (11.247cm 4.057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6" draw:text-style-name="P7" draw:layer="layout" svg:x1="8.302cm" svg:y1="5.01cm" svg:x2="10.525cm" svg:y2="5.01cm">
          <text:p/>
        </draw:line>
        <draw:custom-shape draw:style-name="gr13" draw:text-style-name="P9" draw:layer="layout" svg:width="2.105cm" svg:height="0.735cm" svg:x="12.487cm" svg:y="8.06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18" draw:text-style-name="P10" draw:layer="layout" svg:width="3.276cm" svg:height="1.256cm" svg:x="9.329cm" svg:y="7.867cm">
          <draw:text-box>
            <text:p text:style-name="P6"><text:span text:style-name="T1">Capture Source A</text:span></text:p>
            <text:p text:style-name="P6"><text:span text:style-name="T3"/></text:p>
            <text:p text:style-name="P6"><text:span text:style-name="T4">DISPCAPCNT.24</text:span></text:p>
          </draw:text-box>
        </draw:frame>
        <draw:frame draw:style-name="gr18" draw:text-style-name="P10" draw:layer="layout" svg:width="3.295cm" svg:height="1.256cm" svg:x="9.53cm" svg:y="13.165cm">
          <draw:text-box>
            <text:p text:style-name="P6"><text:span text:style-name="T1">Capture Source B</text:span></text:p>
            <text:p text:style-name="P6"><text:span text:style-name="T3"/></text:p>
            <text:p text:style-name="P6"><text:span text:style-name="T4">DISPCAPCNT.25</text:span></text:p>
          </draw:text-box>
        </draw:frame>
        <draw:custom-shape draw:style-name="gr13" draw:text-style-name="P9" draw:layer="layout" svg:width="2.105cm" svg:height="0.735cm" svg:x="12.505cm" svg:y="13.152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custom-shape draw:style-name="gr17" draw:text-style-name="P12" draw:layer="layout" svg:width="3.175cm" svg:height="0.735cm" draw:transform="rotate (-1.5707963267949) translate (16.716cm 8.82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20" draw:text-style-name="P10" draw:layer="layout" svg:width="2.631cm" svg:height="1.646cm" svg:x="15.402cm" svg:y="12.212cm">
          <draw:text-box>
            <text:p text:style-name="P6"><text:span text:style-name="T1">Display Mode</text:span></text:p>
            <text:p text:style-name="P6"><text:span text:style-name="T1">Selection</text:span></text:p>
            <text:p text:style-name="P6"><text:span text:style-name="T3"/></text:p>
            <text:p text:style-name="P6"><text:span text:style-name="T5">DISPCNT.16-17</text:span></text:p>
          </draw:text-box>
        </draw:frame>
        <draw:line draw:style-name="gr6" draw:text-style-name="P7" draw:layer="layout" svg:x1="7.826cm" svg:y1="10.465cm" svg:x2="6.429cm" svg:y2="10.465cm">
          <text:p/>
        </draw:line>
        <draw:line draw:style-name="gr6" draw:text-style-name="P7" draw:layer="layout" svg:x1="7.827cm" svg:y1="11.765cm" svg:x2="6.43cm" svg:y2="11.765cm">
          <text:p/>
        </draw:line>
        <draw:line draw:style-name="gr7" draw:text-style-name="P7" draw:layer="layout" svg:x1="7.842cm" svg:y1="11.76cm" svg:x2="7.842cm" svg:y2="12.598cm">
          <text:p text:style-name="P6"><text:span text:style-name="T1"><text:s/></text:span></text:p>
        </draw:line>
        <draw:line draw:style-name="gr6" draw:text-style-name="P7" draw:layer="layout" svg:x1="14.843cm" svg:y1="9.455cm" svg:x2="15.961cm" svg:y2="9.455cm">
          <text:p/>
        </draw:line>
        <draw:line draw:style-name="gr6" draw:text-style-name="P7" draw:layer="layout" svg:x1="14.818cm" svg:y1="10.407cm" svg:x2="15.961cm" svg:y2="10.407cm">
          <text:p/>
        </draw:line>
        <draw:line draw:style-name="gr6" draw:text-style-name="P7" draw:layer="layout" svg:x1="15.249cm" svg:y1="11.36cm" svg:x2="15.96cm" svg:y2="11.36cm">
          <text:p/>
        </draw:line>
        <draw:line draw:style-name="gr5" draw:text-style-name="P7" draw:layer="layout" svg:x1="19.185cm" svg:y1="9.585cm" svg:x2="19.185cm" svg:y2="7.985cm">
          <text:p text:style-name="P6"><text:span text:style-name="T1"><text:s/></text:span></text:p>
        </draw:line>
        <draw:frame draw:style-name="gr21" draw:text-style-name="P10" draw:layer="layout" svg:width="3.276cm" svg:height="1.488cm" svg:x="17.58cm" svg:y="7.032cm">
          <draw:text-box>
            <text:p text:style-name="P6"><text:span text:style-name="T1">Main Engine Output</text:span></text:p>
          </draw:text-box>
        </draw:frame>
        <draw:custom-shape draw:style-name="gr1" draw:text-style-name="P2" draw:layer="layout" svg:width="2.54cm" svg:height="3.175cm" svg:x="3.823cm" svg:y="20.567cm">
          <text:p text:style-name="P1"><text:span text:style-name="T1">Sub 2D Graphics Eng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3.175cm" svg:height="4.445cm" svg:x="9.507cm" svg:y="19.95cm">
          <text:p text:style-name="P3"><text:span text:style-name="T2">Combine Layer</text:span><text:span text:style-name="T1">s</text:span></text:p>
          <text:p text:style-name="P3"><text:span text:style-name="T3"/></text:p>
          <text:p text:style-name="P3"><text:span text:style-name="T4">DISPCNT_SUB, BGxCNT_SUB</text:span></text:p>
          <text:p text:style-name="P3"><text:span text:style-name="T1"/></text:p>
          <text:p text:style-name="P3"><text:span text:style-name="T1">+</text:span></text:p>
          <text:p text:style-name="P3"><text:span text:style-name="T1"/></text:p>
          <text:p text:style-name="P3"><text:span text:style-name="T2">Special Effect</text:span><text:span text:style-name="T1">s</text:span></text:p>
          <text:p text:style-name="P3"><text:span text:style-name="T3"/></text:p>
          <text:p text:style-name="P3"><text:span text:style-name="T4">BLDCNT_SUB, BLDY_SUB, BLDALPHA_SUB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3.992cm" svg:height="1.587cm" svg:x="13.917cm" svg:y="21.22cm">
          <text:p text:style-name="P1"><text:span text:style-name="T1">Brightness</text:span></text:p>
          <text:p text:style-name="P1"><text:span text:style-name="T3"/></text:p>
          <text:p text:style-name="P1"><text:span text:style-name="T5">MASTER_BRIGHT_SUB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6.362cm" svg:y1="20.885cm" svg:x2="9.512cm" svg:y2="20.885cm">
          <text:p text:style-name="P6"><text:span text:style-name="T1">OBJ</text:span></text:p>
        </draw:line>
        <draw:line draw:style-name="gr5" draw:text-style-name="P7" draw:layer="layout" svg:x1="6.363cm" svg:y1="21.52cm" svg:x2="9.513cm" svg:y2="21.52cm">
          <text:p text:style-name="P6"><text:span text:style-name="T1">BG3</text:span></text:p>
        </draw:line>
        <draw:line draw:style-name="gr5" draw:text-style-name="P7" draw:layer="layout" svg:x1="6.362cm" svg:y1="22.155cm" svg:x2="9.512cm" svg:y2="22.155cm">
          <text:p text:style-name="P6"><text:span text:style-name="T1">BG2</text:span></text:p>
        </draw:line>
        <draw:line draw:style-name="gr5" draw:text-style-name="P7" draw:layer="layout" svg:x1="6.363cm" svg:y1="22.79cm" svg:x2="9.513cm" svg:y2="22.79cm">
          <text:p text:style-name="P6"><text:span text:style-name="T1">BG1</text:span></text:p>
        </draw:line>
        <draw:line draw:style-name="gr5" draw:text-style-name="P7" draw:layer="layout" svg:x1="6.362cm" svg:y1="23.425cm" svg:x2="9.512cm" svg:y2="23.425cm">
          <text:p text:style-name="P6"><text:span text:style-name="T1">BG0 </text:span></text:p>
        </draw:line>
        <draw:line draw:style-name="gr5" draw:text-style-name="P7" draw:layer="layout" svg:x1="1.6cm" svg:y1="21.137cm" svg:x2="3.823cm" svg:y2="21.137cm">
          <text:p text:style-name="P6"><text:span text:style-name="T1">VRAM C <text:s/></text:span></text:p>
        </draw:line>
        <draw:line draw:style-name="gr5" draw:text-style-name="P7" draw:layer="layout" svg:x1="1.6cm" svg:y1="22.407cm" svg:x2="3.823cm" svg:y2="22.407cm">
          <text:p text:style-name="P6"><text:span text:style-name="T1">VRAM H <text:s/></text:span></text:p>
        </draw:line>
        <draw:line draw:style-name="gr5" draw:text-style-name="P7" draw:layer="layout" svg:x1="1.6cm" svg:y1="23.042cm" svg:x2="3.823cm" svg:y2="23.042cm">
          <text:p text:style-name="P6"><text:span text:style-name="T1">VRAM I <text:s/></text:span></text:p>
        </draw:line>
        <draw:line draw:style-name="gr5" draw:text-style-name="P7" draw:layer="layout" svg:x1="1.6cm" svg:y1="21.772cm" svg:x2="3.823cm" svg:y2="21.772cm">
          <text:p text:style-name="P6"><text:span text:style-name="T1">VRAM D </text:span></text:p>
        </draw:line>
        <draw:line draw:style-name="gr6" draw:text-style-name="P7" draw:layer="layout" svg:x1="12.682cm" svg:y1="22.055cm" svg:x2="13.927cm" svg:y2="22.055cm">
          <text:p/>
        </draw:line>
        <draw:frame draw:style-name="gr24" draw:text-style-name="P10" draw:layer="layout" svg:width="2.54cm" svg:height="1.17cm" svg:x="18.815cm" svg:y="21.737cm">
          <draw:text-box>
            <text:p text:style-name="P6"><text:span text:style-name="T1">Sub Engine Output</text:span></text:p>
          </draw:text-box>
        </draw:frame>
        <draw:line draw:style-name="gr6" draw:text-style-name="P7" draw:layer="layout" svg:x1="17.883cm" svg:y1="22.055cm" svg:x2="19.128cm" svg:y2="22.05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5" draw:display-name="Arrowheads 5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.381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textarea-horizontal-align="center" fo:padding-top="0cm" fo:padding-bottom="0.38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11:30:23.232667518</meta:creation-date>
    <dc:date>2026-02-03T01:01:08.200850026</dc:date>
    <meta:editing-duration>PT1H12M20S</meta:editing-duration>
    <meta:editing-cycles>16</meta:editing-cycles>
    <meta:generator>LibreOffice/25.8.3.2$Linux_X86_64 LibreOffice_project/580$Build-2</meta:generator>
    <meta:document-statistic meta:object-count="88"/>
  </office:meta>
</office:document-meta>
</file>